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c1bba" officeooo:paragraph-rsid="001c1bb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c1bba" officeooo:paragraph-rsid="001c1bb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c1bba" officeooo:paragraph-rsid="001c1bba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c1bba" officeooo:paragraph-rsid="001c1bba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1c1bba" officeooo:paragraph-rsid="001c1bba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c1bba" officeooo:paragraph-rsid="001c1bba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c1bba" officeooo:paragraph-rsid="001c1bba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normal" officeooo:rsid="001c1bba" officeooo:paragraph-rsid="001c1bba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officeooo:paragraph-rsid="001c1bb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1bba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c1bb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HTML</text:p>
      <text:p text:style-name="P1"/>
      <text:p text:style-name="P2">MÓDULO 3 </text:p>
      <text:p text:style-name="P2">CAPÍTULO 18</text:p>
      <text:p text:style-name="P2">AULA 01 – O QUE É GIT E GITHUB?</text:p>
      <text:p text:style-name="P4"/>
      <text:p text:style-name="P9"><text:span text:style-name="T4">*</text:span><text:span text:style-name="T2"> conteúdo de GIT e GITHUB não será abordado de forma aprofundada, verificar o curso completo no canal do Curso em Vídeo no Youtube.</text:span></text:p>
      <text:p text:style-name="P4"><text:span text:style-name="T1"/></text:p>
      <text:p text:style-name="P4">Repositório local (remoto)</text:p>
      <text:p text:style-name="P4"/>
      <text:p text:style-name="P7">Um repositório é um local destinado a guardar coisas. Podem existir repositórios em nosso computador e online</text:p>
      <text:p text:style-name="P7"/>
      <text:p text:style-name="P7">O <text:span text:style-name="T3">GIT</text:span> é <text:span text:style-name="T3">gerenciador de versões</text:span>, software destinado a gerenciar versões de um projeto <text:span text:style-name="T3">dentro do seu computador</text:span>, facilitando assim, a volta para antigas versões</text:p>
      <text:p text:style-name="P7"/>
      <text:p text:style-name="P7">Foi criado pelo mesmo criador do Linux </text:p>
      <text:p text:style-name="P7"/>
      <text:p text:style-name="P7">O <text:span text:style-name="T3">GITHUB, </text:span>por sua vez, é um servidor que possibilita que outras pessoas acessem os seus arquivos, sendo assim, realiza a mesma função que o GIT, com backups na nuvem e de forma gratuita</text:p>
      <text:p text:style-name="P7"/>
      <text:p text:style-name="P7"/>
      <text:p text:style-name="P8">Repositório Local → GIT <text:s/>---------------------------------- Repositório Remoto → GITHUB</text:p>
      <text:p text:style-name="P8"/>
      <text:p text:style-name="P8"/>
      <text:p text:style-name="P6">Se diversas pessoas trabalharem em um mesmo projeto estando em diferentes locais, todas conseguem atualizar o repositório remoto </text:p>
      <text:p text:style-name="P6"/>
      <text:p text:style-name="P6">A atualização remota pelo GITHUB, se chama de PUSH</text:p>
      <text:p text:style-name="P3"><text:span text:style-name="T1"/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3T09:58:32.804000000</meta:creation-date>
    <dc:date>2024-08-03T11:27:32.295000000</dc:date>
    <meta:editing-duration>PT1H29M2S</meta:editing-duration>
    <meta:editing-cycles>1</meta:editing-cycles>
    <meta:document-statistic meta:table-count="0" meta:image-count="0" meta:object-count="0" meta:page-count="1" meta:paragraph-count="13" meta:word-count="159" meta:character-count="970" meta:non-whitespace-character-count="819"/>
    <meta:generator>LibreOffice/7.5.1.2$Windows_X86_64 LibreOffice_project/fcbaee479e84c6cd81291587d2ee68cba099e129</meta:generator>
  </office:meta>
</office:document-meta>
</file>